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03D077B90D499EA76B4.png" manifest:media-type="image/png"/>
  <manifest:file-entry manifest:full-path="Pictures/10000000000002210000003E4E08F05464B401BC.png" manifest:media-type="image/png"/>
  <manifest:file-entry manifest:full-path="Pictures/1000000000000220000000404EBE403FCD80596C.png" manifest:media-type="image/png"/>
  <manifest:file-entry manifest:full-path="Pictures/10000001000000C10000003D19E81AD73B35FFA5.png" manifest:media-type="image/png"/>
  <manifest:file-entry manifest:full-path="Pictures/2000000F000013E2000006368C97D328C65CDC4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svg:stroke-width="0.018cm" svg:stroke-color="#ffffff" draw:marker-start="" draw:marker-start-width="0.227cm" draw:marker-start-center="false" draw:marker-end="" draw:marker-end-width="0.227cm" draw:marker-end-center="false" draw:fill="solid" draw:fill-color="#81d41a" draw:textarea-horizontal-align="center" draw:textarea-vertical-align="top" draw:auto-grow-height="false" draw:fit-to-size="false" style:shrink-to-fit="false" fo:min-height="1.012cm" fo:min-width="4.903cm" fo:padding-top="0.136cm" fo:padding-bottom="0.136cm" fo:padding-left="0.263cm" fo:padding-right="0.263cm" fo:wrap-option="wrap" draw:shadow="visible" draw:shadow-offset-x="0.071cm" draw:shadow-offset-y="0.071cm" draw:shadow-color="#808080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9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479cm" svg:height="1.087cm" draw:transform="rotate (-0.942477796076938) translate (18.455cm 6cm)">
          <draw:image xlink:href="Pictures/2000000F000013E2000006368C97D328C65CDC43.svm" xlink:type="simple" xlink:show="embed" xlink:actuate="onLoad" draw:mime-type="image/x-svm">
            <text:p/>
          </draw:image>
          <draw:image xlink:href="Pictures/10000001000000C10000003D19E81AD73B35FFA5.png" xlink:type="simple" xlink:show="embed" xlink:actuate="onLoad" draw:mime-type="image/png"/>
        </draw:frame>
        <draw:path draw:name="Arrow-Sketch-3" draw:style-name="gr2" draw:text-style-name="P2" draw:layer="layout" svg:width="6.421cm" svg:height="2.203cm" draw:transform="skewX (0.199665666428151) rotate (-1.00949843935352) translate (19.6048852982232cm 2.67453736515762cm)" svg:viewBox="0 0 6422 2204" svg:d="M6403 1694c-178-419-300-892-371-1375-22-149-143-262-236-305-71-30-178-22-156 127 49 335 129 671 221 986-22-21-36-41-58-52-335-251-706-399-1070-526-542-198-1085-336-1641-420-564-94-1150-114-1720-10-458 84-950 263-1321 706-8 0-14 9-20 19-137 169 220 577 333 432 343-432 801-600 1243-684 535-116 1085-83 1627-12 522 74 1043 212 1549 390 207 73 406 157 607 251 178 84 256 116 393 222 20 10 56 30 91 42-228 74-456 168-677 272-93 41 20 263 56 304 72 94 179 180 279 127 263-127 543-222 821-294 72-22 86-116 50-200z">
          <text:p/>
        </draw:path>
        <draw:frame draw:style-name="gr3" draw:text-style-name="P4" draw:layer="layout" svg:width="16.5cm" svg:height="0.763cm" svg:x="1cm" svg:y="1.2cm">
          <draw:text-box>
            <text:p text:style-name="P3"><text:span text:style-name="T1">Naked 2-Tuple {5,9} ⇒ Hidden 2-Tuple</text:span></text:p>
          </draw:text-box>
        </draw:frame>
        <draw:frame draw:style-name="gr4" draw:text-style-name="P6" draw:layer="layout" svg:width="16.5cm" svg:height="0.763cm" svg:x="1cm" svg:y="4.701cm">
          <draw:text-box>
            <text:p text:style-name="P5"><text:span text:style-name="T2">Hidden 2-Tuple {5,9}</text:span><text:span text:style-name="T2"> ⇒ </text:span><text:span text:style-name="T1">Naked 2-Tuple</text:span></text:p>
          </draw:text-box>
        </draw:frame>
        <draw:frame draw:style-name="gr5" draw:text-style-name="P8" draw:layer="layout" svg:width="16.5cm" svg:height="0.763cm" svg:x="8.1cm" svg:y="8.737cm">
          <draw:text-box>
            <text:p text:style-name="P7"><text:span text:style-name="T1">Dual 2-Tuple {5,9}</text:span></text:p>
          </draw:text-box>
        </draw:frame>
        <draw:frame draw:style-name="gr1" draw:text-style-name="P1" draw:layer="layout" svg:width="16.851cm" svg:height="1.981cm" svg:x="1.149cm" svg:y="2.019cm">
          <draw:image xlink:href="Pictures/1000000000000220000000404EBE403FCD80596C.png" xlink:type="simple" xlink:show="embed" xlink:actuate="onLoad" draw:mime-type="image/png">
            <text:p/>
          </draw:image>
        </draw:frame>
        <draw:frame draw:style-name="gr1" draw:text-style-name="P1" draw:layer="layout" svg:width="16.882cm" svg:height="1.919cm" svg:x="1.149cm" svg:y="5.581cm">
          <draw:image xlink:href="Pictures/10000000000002210000003E4E08F05464B401BC.png" xlink:type="simple" xlink:show="embed" xlink:actuate="onLoad" draw:mime-type="image/png">
            <text:p/>
          </draw:image>
        </draw:frame>
        <draw:frame draw:style-name="gr1" draw:text-style-name="P1" draw:layer="layout" svg:width="16.82cm" svg:height="1.888cm" svg:x="8cm" svg:y="9.512cm">
          <draw:image xlink:href="Pictures/100000000000021F0000003D077B90D499EA76B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11:58:43.452179268</meta:creation-date>
    <dc:date>2023-04-25T13:15:14.959023796</dc:date>
    <meta:editing-duration>PT49M20S</meta:editing-duration>
    <meta:editing-cycles>2</meta:editing-cycles>
    <meta:generator>LibreOffice/7.3.7.2$Linux_X86_64 LibreOffice_project/30$Build-2</meta:generator>
    <meta:document-statistic meta:object-count="31"/>
  </office:meta>
</office:document-meta>
</file>